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uta del 10/04/2012</text:p>
      <text:p text:style-name="Standard"/>
      <text:p text:style-name="Standard">Servidores</text:p>
      <text:list xml:id="list2125625515" text:style-name="L6">
        <text:list-item>
          <text:p text:style-name="P6">Analizar estos conceptos respecto de nuestros servidores, ya sea para incorporarlos, o para no incorporarlos y explicar en cualquiera de esps casos el por qué</text:p>
        </text:list-item>
      </text:list>
      <text:list xml:id="list1076748750" text:style-name="L5">
        <text:list-item>
          <text:p text:style-name="P5">Fail back: desconectar y conectar servicios; o un nodo =&gt; de movida, con Jboss algún problema hay, al menos al reconectar un nodo</text:p>
        </text:list-item>
        <text:list-item>
          <text:p text:style-name="P5">Fail over: redundancia</text:p>
        </text:list-item>
      </text:list>
      <text:p text:style-name="Standard"/>
      <text:p text:style-name="Standard">JBoss</text:p>
      <text:list xml:id="list440800022" text:style-name="L2">
        <text:list-item>
          <text:p text:style-name="P2">Investigar error</text:p>
        </text:list-item>
        <text:list-item>
          <text:p text:style-name="P2">Hay un servidor primario?</text:p>
        </text:list-item>
        <text:list-item>
          <text:p text:style-name="P2">Documentación sobre tipo del cluster: simétrico, plano, etc; ubicar texto/pdf/capítulo/página</text:p>
        </text:list-item>
        <text:list-item>
          <text:p text:style-name="P2">Se podrá levantar un Jboss como para controlar a los otros Jboss que arman el nodo ? Simil consola administrativa de Terracotta</text:p>
        </text:list-item>
      </text:list>
      <text:p text:style-name="Standard"/>
      <text:p text:style-name="Standard">Terracotta</text:p>
      <text:list xml:id="list1987565738" text:style-name="L1">
        <text:list-item>
          <text:p text:style-name="P1">Anda</text:p>
        </text:list-item>
        <text:list-item>
          <text:p text:style-name="P1">Toolkit &amp; DSO: si se usa el Toolkit, anda todo automágicamente, PERO, se deben tocar algunas líneas de código, sobre todo en la creción del map, porque se necesita que sea una, digamos, “entidad manejada” por Terracotta. En cambio si se usa DSO, posiblemente haya que configurar demasiado, o algo nos genere dudas, en fin, el riesgo es más alto. Conclusión: seguimos por ahora con Toolkit, y vemos más adelante. En ppio, no es tan alocado que haya que tocar la creación de la entidad a sincronizar, y además de esta manera nos aseguramos de que todo esté bien</text:p>
        </text:list-item>
        <text:list-item>
          <text:p text:style-name="P1">Pendientes:</text:p>
          <text:list>
            <text:list-item>
              <text:p text:style-name="P1">Ehcache</text:p>
            </text:list-item>
            <text:list-item>
              <text:p text:style-name="P1">Sesiones</text:p>
            </text:list-item>
          </text:list>
        </text:list-item>
      </text:list>
      <text:p text:style-name="Standard"/>
      <text:p text:style-name="Standard">Aplicaciones</text:p>
      <text:list xml:id="list960181801" text:style-name="L3">
        <text:list-item>
          <text:p text:style-name="P3">Ver qué se puede implementar para averiguar qué nodo responde; ya sea el nombre, o el IP, o lo que sea</text:p>
        </text:list-item>
      </text:list>
      <text:p text:style-name="Standard"/>
      <text:p text:style-name="Standard">Sistemas operativos en general</text:p>
      <text:list xml:id="list1216054061" text:style-name="L4">
        <text:list-item>
          <text:p text:style-name="P4">VMWare, por las dudas</text:p>
        </text:list-item>
      </text:list>
      <text:p text:style-name="Standard"/>
      <text:p text:style-name="Standard">--------------------------------------------------------------------------------------------------------------</text:p>
      <text:p text:style-name="Standard"/>
      <text:list xml:id="list289443573" text:style-name="L7">
        <text:list-item>
          <text:p text:style-name="P7">Caché</text:p>
        </text:list-item>
        <text:list-item>
          <text:p text:style-name="P7">Sesión =&gt; cluster con 4 niveles; temrinar cluster, que se sincronice todo</text:p>
        </text:list-item>
      </text:list>
      <text:p text:style-name="Standard"/>
      <text:p text:style-name="Standard">Objetivos de mínima</text:p>
      <text:p text:style-name="Standard"/>
      <text:list xml:id="list346083356" text:style-name="L8">
        <text:list-item>
          <text:p text:style-name="P8">Que se clustericen los datos (singleton / mapa)</text:p>
        </text:list-item>
        <text:list-item>
          <text:p text:style-name="P8">Caché (2º nivel) =&gt; se podría llegar a ver bien en un findAll</text:p>
        </text:list-item>
        <text:list-item>
          <text:p text:style-name="P8">ehcache de JBoss</text:p>
        </text:list-item>
        <text:list-item>
          <text:p text:style-name="P8">Sesión =&gt; datos en sesión, algo que el cliente vea</text:p>
        </text:list-item>
        <text:list-item>
          <text:p text:style-name="P8">SIN BALANCEADOR DE CARGA</text:p>
        </text:list-item>
        <text:list-item>
          <text:p text:style-name="P8">Mail a profeso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4-14T20:18:48</meta:creation-date>
    <meta:generator>LibreOffice/3.4$Linux LibreOffice_project/340m1$Build-402</meta:generator>
    <dc:date>2012-04-14T21:04:26</dc:date>
    <dc:creator>diego </dc:creator>
    <meta:editing-duration>PT45M31S</meta:editing-duration>
    <meta:editing-cycles>13</meta:editing-cycles>
    <meta:document-statistic meta:table-count="0" meta:image-count="0" meta:object-count="0" meta:page-count="1" meta:paragraph-count="30" meta:word-count="308" meta:character-count="1813" meta:non-whitespace-character-count="1557"/>
  </office:meta>
</office:document-meta>
</file>